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layout-cache" manifest:media-type="application/binary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1875in" fo:margin-left="0.5146in" table:align="left"/>
    </style:style>
    <style:style style:name="Table1.A" style:family="table-column">
      <style:table-column-properties style:column-width="6.1875in"/>
    </style:style>
    <style:style style:name="Table2" style:family="table">
      <style:table-properties style:width="6.1875in" fo:margin-left="0.5146in" table:align="left"/>
    </style:style>
    <style:style style:name="Table2.A" style:family="table-column">
      <style:table-column-properties style:column-width="6.1875in"/>
    </style:style>
    <style:style style:name="Table3" style:family="table">
      <style:table-properties style:width="6.1875in" fo:margin-left="0.5146in" table:align="left"/>
    </style:style>
    <style:style style:name="Table3.A" style:family="table-column">
      <style:table-column-properties style:column-width="6.1875in"/>
    </style:style>
    <style:style style:name="Table4" style:family="table">
      <style:table-properties style:width="6.1875in" fo:margin-left="0.5146in" table:align="left"/>
    </style:style>
    <style:style style:name="Table4.A" style:family="table-column">
      <style:table-column-properties style:column-width="6.1875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63in" style:rel-column-width="9361*"/>
    </style:style>
    <style:style style:name="Table5.B" style:family="table-column">
      <style:table-column-properties style:column-width="0.9563in" style:rel-column-width="9362*"/>
    </style:style>
    <style:style style:name="Table5.C" style:family="table-column">
      <style:table-column-properties style:column-width="0.9563in" style:rel-column-width="936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63in" style:rel-column-width="9361*"/>
    </style:style>
    <style:style style:name="Table6.B" style:family="table-column">
      <style:table-column-properties style:column-width="0.9563in" style:rel-column-width="9362*"/>
    </style:style>
    <style:style style:name="Table6.C" style:family="table-column">
      <style:table-column-properties style:column-width="0.9563in" style:rel-column-width="936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3dcb0" officeooo:paragraph-rsid="0003dcb0"/>
    </style:style>
    <style:style style:name="P2" style:family="paragraph" style:parent-style-name="Text_20_body">
      <style:text-properties officeooo:paragraph-rsid="0003dcb0"/>
    </style:style>
    <style:style style:name="P3" style:family="paragraph" style:parent-style-name="Text_20_body">
      <style:text-properties officeooo:rsid="0006e4dc" officeooo:paragraph-rsid="0006e4dc"/>
    </style:style>
    <style:style style:name="P4" style:family="paragraph" style:parent-style-name="Text_20_body">
      <style:text-properties officeooo:rsid="0006e4dc" officeooo:paragraph-rsid="001878ce"/>
    </style:style>
    <style:style style:name="P5" style:family="paragraph" style:parent-style-name="Title">
      <style:text-properties officeooo:paragraph-rsid="0003dcb0"/>
    </style:style>
    <style:style style:name="P6" style:family="paragraph" style:parent-style-name="Table_20_Heading">
      <style:text-properties officeooo:rsid="00078a8d" officeooo:paragraph-rsid="00078a8d"/>
    </style:style>
    <style:style style:name="P7" style:family="paragraph" style:parent-style-name="Table_20_Heading">
      <style:text-properties officeooo:rsid="00078a8d" officeooo:paragraph-rsid="001878ce"/>
    </style:style>
    <style:style style:name="P8" style:family="paragraph" style:parent-style-name="Table_20_Heading">
      <style:text-properties officeooo:rsid="000a6d40" officeooo:paragraph-rsid="000a6d40"/>
    </style:style>
    <style:style style:name="P9" style:family="paragraph" style:parent-style-name="Table_20_Heading">
      <style:text-properties officeooo:rsid="000a6d40" officeooo:paragraph-rsid="001878ce"/>
    </style:style>
    <style:style style:name="P10" style:family="paragraph" style:parent-style-name="Table_20_Heading">
      <style:text-properties officeooo:rsid="000bc75f" officeooo:paragraph-rsid="000bc75f"/>
    </style:style>
    <style:style style:name="P11" style:family="paragraph" style:parent-style-name="Table_20_Heading">
      <style:text-properties officeooo:rsid="000bc75f" officeooo:paragraph-rsid="001878ce"/>
    </style:style>
    <style:style style:name="P12" style:family="paragraph" style:parent-style-name="Table_20_Heading">
      <style:text-properties officeooo:rsid="001878ce" officeooo:paragraph-rsid="001878ce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8a8d" officeooo:paragraph-rsid="00078a8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8a8d" officeooo:paragraph-rsid="001878ce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8c030" officeooo:paragraph-rsid="0018c03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rsid="000a6d40" officeooo:paragraph-rsid="000a6d40"/>
    </style:style>
    <style:style style:name="P17" style:family="paragraph" style:parent-style-name="Table_20_Contents">
      <style:paragraph-properties fo:text-align="center" style:justify-single-word="false"/>
      <style:text-properties officeooo:rsid="000a6d40" officeooo:paragraph-rsid="001878ce"/>
    </style:style>
    <style:style style:name="P18" style:family="paragraph" style:parent-style-name="Table_20_Contents">
      <style:paragraph-properties fo:text-align="center" style:justify-single-word="false"/>
      <style:text-properties officeooo:rsid="000bc75f" officeooo:paragraph-rsid="000bc75f"/>
    </style:style>
    <style:style style:name="P19" style:family="paragraph" style:parent-style-name="Table_20_Contents">
      <style:paragraph-properties fo:text-align="center" style:justify-single-word="false"/>
      <style:text-properties officeooo:rsid="000bc75f" officeooo:paragraph-rsid="001878ce"/>
    </style:style>
    <style:style style:name="P20" style:family="paragraph" style:parent-style-name="Table_20_Contents">
      <style:paragraph-properties fo:text-align="center" style:justify-single-word="false"/>
      <style:text-properties officeooo:rsid="000d539b" officeooo:paragraph-rsid="000d539b"/>
    </style:style>
    <style:style style:name="P21" style:family="paragraph" style:parent-style-name="Table_20_Contents">
      <style:paragraph-properties fo:text-align="center" style:justify-single-word="false"/>
      <style:text-properties officeooo:rsid="000e3bbe" officeooo:paragraph-rsid="000e3bbe"/>
    </style:style>
    <style:style style:name="P22" style:family="paragraph" style:parent-style-name="Table_20_Contents">
      <style:paragraph-properties fo:text-align="center" style:justify-single-word="false"/>
      <style:text-properties officeooo:rsid="000e3bbe" officeooo:paragraph-rsid="001878ce"/>
    </style:style>
    <style:style style:name="P23" style:family="paragraph" style:parent-style-name="Table_20_Contents">
      <style:paragraph-properties fo:text-align="center" style:justify-single-word="false"/>
      <style:text-properties officeooo:rsid="000fca6d" officeooo:paragraph-rsid="000fca6d"/>
    </style:style>
    <style:style style:name="P24" style:family="paragraph" style:parent-style-name="Table_20_Contents">
      <style:paragraph-properties fo:text-align="center" style:justify-single-word="false"/>
      <style:text-properties officeooo:rsid="000fca6d" officeooo:paragraph-rsid="001878ce"/>
    </style:style>
    <style:style style:name="P25" style:family="paragraph" style:parent-style-name="Table_20_Contents">
      <style:paragraph-properties fo:text-align="center" style:justify-single-word="false"/>
      <style:text-properties officeooo:rsid="0010f844" officeooo:paragraph-rsid="0010f844"/>
    </style:style>
    <style:style style:name="P26" style:family="paragraph" style:parent-style-name="Table_20_Contents">
      <style:paragraph-properties fo:text-align="center" style:justify-single-word="false"/>
      <style:text-properties officeooo:rsid="00124bf5" officeooo:paragraph-rsid="00124bf5"/>
    </style:style>
    <style:style style:name="P27" style:family="paragraph" style:parent-style-name="Table_20_Contents">
      <style:paragraph-properties fo:text-align="center" style:justify-single-word="false"/>
      <style:text-properties officeooo:rsid="00124bf5" officeooo:paragraph-rsid="001878ce"/>
    </style:style>
    <style:style style:name="P28" style:family="paragraph" style:parent-style-name="Table_20_Contents">
      <style:paragraph-properties fo:text-align="center" style:justify-single-word="false"/>
      <style:text-properties officeooo:rsid="0013a324" officeooo:paragraph-rsid="0013a324"/>
    </style:style>
    <style:style style:name="P29" style:family="paragraph" style:parent-style-name="Table_20_Contents">
      <style:paragraph-properties fo:text-align="center" style:justify-single-word="false"/>
      <style:text-properties officeooo:rsid="001487f2" officeooo:paragraph-rsid="001487f2"/>
    </style:style>
    <style:style style:name="P30" style:family="paragraph" style:parent-style-name="Table_20_Contents">
      <style:paragraph-properties fo:text-align="center" style:justify-single-word="false"/>
      <style:text-properties officeooo:rsid="00193c67" officeooo:paragraph-rsid="00193c67"/>
    </style:style>
    <style:style style:name="P31" style:family="paragraph" style:parent-style-name="Table_20_Contents">
      <style:paragraph-properties fo:text-align="center" style:justify-single-word="false"/>
      <style:text-properties officeooo:rsid="001a1210" officeooo:paragraph-rsid="001a1210"/>
    </style:style>
    <style:style style:name="P32" style:family="paragraph" style:parent-style-name="Table_20_Contents">
      <style:paragraph-properties fo:text-align="center" style:justify-single-word="false"/>
      <style:text-properties officeooo:rsid="001c00d8" officeooo:paragraph-rsid="001c00d8"/>
    </style:style>
    <style:style style:name="P33" style:family="paragraph" style:parent-style-name="Table_20_Contents">
      <style:paragraph-properties fo:text-align="center" style:justify-single-word="false"/>
      <style:text-properties officeooo:rsid="001edc20" officeooo:paragraph-rsid="001edc20"/>
    </style:style>
    <style:style style:name="P34" style:family="paragraph" style:parent-style-name="Standard">
      <style:paragraph-properties style:line-height-at-least="0.198in"/>
      <style:text-properties fo:color="#000000" style:font-name="Courier" fo:font-size="11pt" fo:font-weight="normal" fo:background-color="#ffffff" style:font-size-asian="11pt" style:font-size-complex="11pt"/>
    </style:style>
    <style:style style:name="P35" style:family="paragraph" style:parent-style-name="Standard">
      <style:paragraph-properties style:line-height-at-least="0.198in"/>
      <style:text-properties fo:color="#000000" style:font-name="Courier" fo:font-size="11pt" fo:font-weight="normal" officeooo:paragraph-rsid="00069f3d" fo:background-color="#ffffff" style:font-size-asian="11pt" style:font-size-complex="11pt"/>
    </style:style>
    <style:style style:name="P36" style:family="paragraph" style:parent-style-name="Standard">
      <style:paragraph-properties style:line-height-at-least="0.198in"/>
      <style:text-properties fo:color="#000000" style:font-name="Courier" fo:font-size="11pt" fo:font-weight="normal" officeooo:rsid="00069f3d" officeooo:paragraph-rsid="00069f3d" fo:background-color="#ffffff" style:font-size-asian="11pt" style:font-size-complex="11pt"/>
    </style:style>
    <style:style style:name="P37" style:family="paragraph" style:parent-style-name="Standard">
      <style:paragraph-properties style:line-height-at-least="0.198in"/>
      <style:text-properties fo:color="#000000" style:font-name="Courier" fo:font-size="11pt" fo:background-color="#ffffff" style:font-size-asian="11pt" style:font-size-complex="11pt"/>
    </style:style>
    <style:style style:name="P38" style:family="paragraph" style:parent-style-name="Standard">
      <style:paragraph-properties style:line-height-at-least="0.198in"/>
      <style:text-properties style:font-name="Courier" fo:font-size="11pt" style:font-size-asian="11pt" style:font-size-complex="11pt"/>
    </style:style>
    <style:style style:name="P39" style:family="paragraph" style:parent-style-name="Standard">
      <style:text-properties officeooo:rsid="00069f3d" officeooo:paragraph-rsid="00069f3d"/>
    </style:style>
    <style:style style:name="P40" style:family="paragraph" style:parent-style-name="Text_20_body" style:list-style-name="L1">
      <style:text-properties officeooo:rsid="0003dcb0" officeooo:paragraph-rsid="0003dcb0"/>
    </style:style>
    <style:style style:name="P41" style:family="paragraph" style:parent-style-name="Text_20_body" style:list-style-name="L2">
      <style:text-properties officeooo:rsid="00069f3d" officeooo:paragraph-rsid="00069f3d"/>
    </style:style>
    <style:style style:name="P42" style:family="paragraph" style:parent-style-name="Text_20_body">
      <style:text-properties officeooo:rsid="00069f3d" officeooo:paragraph-rsid="00069f3d"/>
    </style:style>
    <style:style style:name="P43" style:family="paragraph" style:parent-style-name="Text_20_body">
      <style:text-properties officeooo:rsid="001d1dde" officeooo:paragraph-rsid="0006e4dc"/>
    </style:style>
    <style:style style:name="P44" style:family="paragraph" style:parent-style-name="Text_20_body" style:list-style-name="L3">
      <style:text-properties fo:font-weight="bold" officeooo:rsid="00078a8d" officeooo:paragraph-rsid="001c00d8" style:font-weight-asian="bold" style:font-weight-complex="bold"/>
    </style:style>
    <style:style style:name="P45" style:family="paragraph" style:parent-style-name="Text_20_body" style:list-style-name="L5">
      <style:text-properties fo:font-weight="bold" officeooo:rsid="002a1b94" officeooo:paragraph-rsid="002a1b94" style:font-weight-asian="bold" style:font-weight-complex="bold"/>
    </style:style>
    <style:style style:name="P46" style:family="paragraph" style:parent-style-name="Text_20_body">
      <style:text-properties fo:font-weight="normal" officeooo:rsid="001d1dde" officeooo:paragraph-rsid="001d1dde" style:font-weight-asian="normal" style:font-weight-complex="normal"/>
    </style:style>
    <style:style style:name="P47" style:family="paragraph" style:parent-style-name="Text_20_body">
      <style:text-properties officeooo:rsid="00237b91" officeooo:paragraph-rsid="00237b91"/>
    </style:style>
    <style:style style:name="P48" style:family="paragraph" style:parent-style-name="Text_20_body">
      <style:text-properties officeooo:paragraph-rsid="00237b91"/>
    </style:style>
    <style:style style:name="P49" style:family="paragraph" style:parent-style-name="Text_20_body">
      <style:text-properties officeooo:rsid="00266803" officeooo:paragraph-rsid="00266803"/>
    </style:style>
    <style:style style:name="P50" style:family="paragraph" style:parent-style-name="Text_20_body">
      <style:text-properties officeooo:rsid="002799a2" officeooo:paragraph-rsid="002799a2"/>
    </style:style>
    <style:style style:name="P51" style:family="paragraph" style:parent-style-name="Text_20_body">
      <style:text-properties officeooo:paragraph-rsid="00266803"/>
    </style:style>
    <style:style style:name="P52" style:family="paragraph" style:parent-style-name="Text_20_body">
      <style:text-properties officeooo:rsid="002a0655" officeooo:paragraph-rsid="002a0655"/>
    </style:style>
    <style:style style:name="P53" style:family="paragraph" style:parent-style-name="Text_20_body">
      <style:text-properties officeooo:rsid="002a1b94" officeooo:paragraph-rsid="002a1b94"/>
    </style:style>
    <style:style style:name="P54" style:family="paragraph" style:parent-style-name="Text_20_body">
      <style:text-properties officeooo:rsid="002bdd0a" officeooo:paragraph-rsid="002bdd0a"/>
    </style:style>
    <style:style style:name="P55" style:family="paragraph" style:parent-style-name="Text_20_body" style:list-style-name="L6">
      <style:text-properties officeooo:rsid="002bdd0a" officeooo:paragraph-rsid="002bdd0a"/>
    </style:style>
    <style:style style:name="P56" style:family="paragraph" style:parent-style-name="Text_20_body" style:list-style-name="L6">
      <style:text-properties officeooo:paragraph-rsid="002bdd0a"/>
    </style:style>
    <style:style style:name="P57" style:family="paragraph" style:parent-style-name="Text_20_body" style:list-style-name="L7">
      <style:text-properties officeooo:rsid="002f6053" officeooo:paragraph-rsid="002f6053"/>
    </style:style>
    <style:style style:name="P58" style:family="paragraph" style:parent-style-name="Text_20_body">
      <style:text-properties officeooo:rsid="002f6053" officeooo:paragraph-rsid="002f6053"/>
    </style:style>
    <style:style style:name="P59" style:family="paragraph" style:parent-style-name="Text_20_body">
      <style:text-properties officeooo:rsid="0006e4dc" officeooo:paragraph-rsid="0006e4dc"/>
    </style:style>
    <style:style style:name="P60" style:family="paragraph" style:parent-style-name="Text_20_body">
      <style:text-properties officeooo:paragraph-rsid="0035c5f7"/>
    </style:style>
    <style:style style:name="P61" style:family="paragraph" style:parent-style-name="Text_20_body">
      <style:text-properties officeooo:paragraph-rsid="00397363"/>
    </style:style>
    <style:style style:name="P62" style:family="paragraph" style:parent-style-name="Text_20_body">
      <style:text-properties officeooo:paragraph-rsid="003c229c"/>
    </style:style>
    <style:style style:name="P63" style:family="paragraph" style:parent-style-name="Text_20_body" style:list-style-name="L7">
      <style:text-properties officeooo:paragraph-rsid="002f6053"/>
    </style:style>
    <style:style style:name="P64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style:font-name="Courier" fo:font-size="11pt" officeooo:rsid="002a0655" officeooo:paragraph-rsid="002a0655" style:font-size-asian="11pt" style:font-size-complex="11pt"/>
    </style:style>
    <style:style style:name="P65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style:font-name="Courier" fo:font-size="11pt" officeooo:rsid="002a1b94" officeooo:paragraph-rsid="002a1b94" style:font-size-asian="11pt" style:font-size-complex="11pt"/>
    </style:style>
    <style:style style:name="P66" style:family="paragraph" style:parent-style-name="Text_20_body" style:list-style-name="L4">
      <style:paragraph-properties fo:margin-top="0in" fo:margin-bottom="0.0201in" loext:contextual-spacing="false"/>
      <style:text-properties officeooo:rsid="002a0655" officeooo:paragraph-rsid="002a0655"/>
    </style:style>
    <style:style style:name="P67" style:family="paragraph" style:parent-style-name="Heading_20_1">
      <style:text-properties officeooo:rsid="0003dcb0" officeooo:paragraph-rsid="0003dcb0"/>
    </style:style>
    <style:style style:name="P68" style:family="paragraph" style:parent-style-name="Heading_20_1">
      <style:text-properties officeooo:rsid="0006e4dc" officeooo:paragraph-rsid="0006e4dc"/>
    </style:style>
    <style:style style:name="P69" style:family="paragraph" style:parent-style-name="Heading_20_1">
      <style:text-properties officeooo:rsid="001713d7" officeooo:paragraph-rsid="001713d7"/>
    </style:style>
    <style:style style:name="P70" style:family="paragraph" style:parent-style-name="Heading_20_2">
      <style:text-properties officeooo:rsid="00237b91" officeooo:paragraph-rsid="00237b91"/>
    </style:style>
    <style:style style:name="P71" style:family="paragraph" style:parent-style-name="Heading_20_2">
      <style:text-properties officeooo:rsid="002a1b94" officeooo:paragraph-rsid="002a1b94"/>
    </style:style>
    <style:style style:name="P72" style:family="paragraph" style:parent-style-name="Heading_20_2" style:list-style-name="">
      <style:text-properties officeooo:rsid="0033e2a2" officeooo:paragraph-rsid="0033e2a2"/>
    </style:style>
    <style:style style:name="P73" style:family="paragraph" style:parent-style-name="Heading_20_2" style:list-style-name="">
      <style:text-properties officeooo:rsid="0035c5f7" officeooo:paragraph-rsid="0035c5f7"/>
    </style:style>
    <style:style style:name="P74" style:family="paragraph" style:parent-style-name="Heading_20_2" style:list-style-name="">
      <style:text-properties officeooo:rsid="00397363" officeooo:paragraph-rsid="00397363"/>
    </style:style>
    <style:style style:name="P75" style:family="paragraph" style:parent-style-name="Heading_20_2" style:list-style-name="">
      <style:text-properties officeooo:rsid="003c229c" officeooo:paragraph-rsid="003c229c"/>
    </style:style>
    <style:style style:name="P76" style:family="paragraph" style:parent-style-name="Heading_20_2">
      <style:paragraph-properties fo:break-before="page"/>
    </style:style>
    <style:style style:name="P77" style:family="paragraph" style:parent-style-name="Heading_20_2">
      <style:paragraph-properties fo:break-before="page"/>
      <style:text-properties officeooo:rsid="0035c5f7" officeooo:paragraph-rsid="0035c5f7"/>
    </style:style>
    <style:style style:name="P78" style:family="paragraph" style:parent-style-name="Heading_20_2">
      <style:paragraph-properties fo:break-before="page"/>
      <style:text-properties officeooo:rsid="00397363" officeooo:paragraph-rsid="00397363"/>
    </style:style>
    <style:style style:name="P79" style:family="paragraph" style:parent-style-name="Heading_20_2">
      <style:paragraph-properties fo:break-before="page"/>
      <style:text-properties officeooo:rsid="003c229c" officeooo:paragraph-rsid="003c229c"/>
    </style:style>
    <style:style style:name="P80" style:family="paragraph" style:parent-style-name="Heading_20_2">
      <style:paragraph-properties fo:break-before="page"/>
      <style:text-properties officeooo:rsid="0033e2a2" officeooo:paragraph-rsid="0033e2a2"/>
    </style:style>
    <style:style style:name="P81" style:family="paragraph" style:parent-style-name="Heading_20_3">
      <style:text-properties officeooo:rsid="00249d01" officeooo:paragraph-rsid="00249d01"/>
    </style:style>
    <style:style style:name="P82" style:family="paragraph" style:parent-style-name="Heading_20_3">
      <style:text-properties officeooo:rsid="002a1b94" officeooo:paragraph-rsid="002a1b94"/>
    </style:style>
    <style:style style:name="T1" style:family="text">
      <style:text-properties officeooo:rsid="0003dcb0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fo:color="#000000" fo:font-weight="normal" fo:background-color="#ffffff" loext:char-shading-value="0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6803" style:font-weight-asian="normal" style:font-weight-complex="normal"/>
    </style:style>
    <style:style style:name="T7" style:family="text">
      <style:text-properties fo:font-weight="normal" officeooo:rsid="00237b91" style:font-weight-asian="normal" style:font-weight-complex="normal"/>
    </style:style>
    <style:style style:name="T8" style:family="text">
      <style:text-properties fo:font-weight="normal" officeooo:rsid="002bdd0a" style:font-weight-asian="normal" style:font-weight-complex="normal"/>
    </style:style>
    <style:style style:name="T9" style:family="text">
      <style:text-properties fo:font-weight="normal" officeooo:rsid="002dd0d0" style:font-weight-asian="normal" style:font-weight-complex="normal"/>
    </style:style>
    <style:style style:name="T10" style:family="text">
      <style:text-properties fo:font-weight="normal" officeooo:rsid="002f6053" style:font-weight-asian="normal" style:font-weight-complex="normal"/>
    </style:style>
    <style:style style:name="T11" style:family="text">
      <style:text-properties fo:font-weight="normal" officeooo:rsid="0032a675" style:font-weight-asian="normal" style:font-weight-complex="normal"/>
    </style:style>
    <style:style style:name="T12" style:family="text">
      <style:text-properties fo:font-weight="normal" officeooo:rsid="0033c265" style:font-weight-asian="normal" style:font-weight-complex="normal"/>
    </style:style>
    <style:style style:name="T13" style:family="text">
      <style:text-properties fo:font-weight="normal" officeooo:rsid="0033e2a2" style:font-weight-asian="normal" style:font-weight-complex="normal"/>
    </style:style>
    <style:style style:name="T14" style:family="text">
      <style:text-properties fo:font-weight="normal" officeooo:rsid="0033f429" style:font-weight-asian="normal" style:font-weight-complex="normal"/>
    </style:style>
    <style:style style:name="T15" style:family="text">
      <style:text-properties fo:font-weight="normal" officeooo:rsid="003889fc" style:font-weight-asian="normal" style:font-weight-complex="normal"/>
    </style:style>
    <style:style style:name="T16" style:family="text">
      <style:text-properties fo:font-weight="normal" officeooo:rsid="003f71bb" style:font-weight-asian="normal" style:font-weight-complex="normal"/>
    </style:style>
    <style:style style:name="T17" style:family="text">
      <style:text-properties fo:font-weight="normal" officeooo:rsid="0044005d" style:font-weight-asian="normal" style:font-weight-complex="normal"/>
    </style:style>
    <style:style style:name="T18" style:family="text">
      <style:text-properties officeooo:rsid="000a6d40"/>
    </style:style>
    <style:style style:name="T19" style:family="text">
      <style:text-properties officeooo:rsid="000bc75f"/>
    </style:style>
    <style:style style:name="T20" style:family="text">
      <style:text-properties officeooo:rsid="000d539b"/>
    </style:style>
    <style:style style:name="T21" style:family="text">
      <style:text-properties officeooo:rsid="000fca6d"/>
    </style:style>
    <style:style style:name="T22" style:family="text">
      <style:text-properties officeooo:rsid="001713d7"/>
    </style:style>
    <style:style style:name="T23" style:family="text">
      <style:text-properties officeooo:rsid="00193c6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49d01" style:font-weight-asian="bold" style:font-weight-complex="bold"/>
    </style:style>
    <style:style style:name="T26" style:family="text">
      <style:text-properties fo:font-weight="bold" officeooo:rsid="00266803" style:font-weight-asian="bold" style:font-weight-complex="bold"/>
    </style:style>
    <style:style style:name="T27" style:family="text">
      <style:text-properties fo:font-weight="bold" officeooo:rsid="00237b91" style:font-weight-asian="bold" style:font-weight-complex="bold"/>
    </style:style>
    <style:style style:name="T28" style:family="text">
      <style:text-properties fo:font-weight="bold" officeooo:rsid="002bdd0a" style:font-weight-asian="bold" style:font-weight-complex="bold"/>
    </style:style>
    <style:style style:name="T29" style:family="text">
      <style:text-properties fo:font-weight="bold" officeooo:rsid="002f6053" style:font-weight-asian="bold" style:font-weight-complex="bold"/>
    </style:style>
    <style:style style:name="T30" style:family="text">
      <style:text-properties fo:font-weight="bold" officeooo:rsid="0044005d" style:font-weight-asian="bold" style:font-weight-complex="bold"/>
    </style:style>
    <style:style style:name="T31" style:family="text">
      <style:text-properties officeooo:rsid="00249d01"/>
    </style:style>
    <style:style style:name="T32" style:family="text">
      <style:text-properties officeooo:rsid="0025f9a1"/>
    </style:style>
    <style:style style:name="T33" style:family="text">
      <style:text-properties officeooo:rsid="00266803"/>
    </style:style>
    <style:style style:name="T34" style:family="text">
      <style:text-properties officeooo:rsid="002a1b94"/>
    </style:style>
    <style:style style:name="T35" style:family="text">
      <style:text-properties officeooo:rsid="002bdd0a"/>
    </style:style>
    <style:style style:name="T36" style:family="text">
      <style:text-properties officeooo:rsid="002f6053"/>
    </style:style>
    <style:style style:name="T37" style:family="text">
      <style:text-properties officeooo:rsid="0033e2a2"/>
    </style:style>
    <style:style style:name="T38" style:family="text">
      <style:text-properties officeooo:rsid="0040a76c"/>
    </style:style>
    <style:style style:name="T39" style:family="text">
      <style:text-properties officeooo:rsid="0045eb4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euristic analysis </text:p>
      <text:p text:style-name="Subtitle">for planning problems for an Air Cargo transport</text:p>
      <text:h text:style-name="P67" text:outline-level="1">Introduction</text:h>
      <text:p text:style-name="P2"><text:span text:style-name="T1">The project is a part of </text:span><text:a xlink:type="simple" xlink:href="https://www.udacity.com/ai" text:style-name="Internet_20_link" text:visited-style-name="Visited_20_Internet_20_Link"><text:span text:style-name="T1">Udacity Artificial Intelligence Nanodegree Program</text:span></text:a><text:span text:style-name="T1"> and consists of deterministic logistics planning problems for an Air Cargo transport system using a planning search agent. It includes skeletons for the classes and functions needed to solve those problems.</text:span></text:p>
      <text:h text:style-name="P67" text:outline-level="1">Problem definitions</text:h>
      <text:p text:style-name="P1">All problems are classical <text:a xlink:type="simple" xlink:href="https://en.wikipedia.org/wiki/Planning_Domain_Definition_Language" text:style-name="Internet_20_link" text:visited-style-name="Visited_20_Internet_20_Link">PDDL</text:a> problems and defined in the Air Cargo domain. They have the same action schema defined, but different initial states and goals.</text:p>
      <text:list xml:id="list6894043310224064804" text:style-name="L1">
        <text:list-item>
          <text:p text:style-name="P40">Air Cargo Action Schema</text:p>
        </text:list-item>
      </text:list>
      <table:table table:name="Table1" table:style-name="Table1">
        <table:table-column table:style-name="Table1.A"/>
        <table:table-row>
          <table:table-cell office:value-type="string">
            <text:p text:style-name="P34">Action(Load(c, p, a),</text:p>
            <text:p text:style-name="P37">    <text:span text:style-name="T4">PRECOND: At(c, a) ∧ At(p, a) ∧ Cargo(c) ∧ Plane(p) ∧ Airport(a)</text:span></text:p>
            <text:p text:style-name="P37">    <text:span text:style-name="T4">EFFECT: ¬ At(c, a) ∧ In(c, p))</text:span></text:p>
            <text:p text:style-name="P34">Action(Unload(c, p, a),</text:p>
            <text:p text:style-name="P37">    <text:span text:style-name="T4">PRECOND: In(c, p) ∧ At(p, a) ∧ Cargo(c) ∧ Plane(p) ∧ Airport(a)</text:span></text:p>
            <text:p text:style-name="P37">    <text:span text:style-name="T4">EFFECT: At(c, a) ∧ ¬ In(c, p))</text:span></text:p>
            <text:p text:style-name="P34">Action(Fly(p, from, to),</text:p>
            <text:p text:style-name="P37">    <text:span text:style-name="T4">PRECOND: At(p, from) ∧ Plane(p) ∧ Airport(from) ∧ Airport(to)</text:span></text:p>
            <text:p text:style-name="P38"><text:span text:style-name="T2">    </text:span><text:span text:style-name="T3">EFFECT: ¬ At(p, from) ∧ At(p, to))</text:span></text:p>
          </table:table-cell>
        </table:table-row>
      </table:table>
      <text:p text:style-name="P1"/>
      <text:list xml:id="list4665335645568435783" text:style-name="L2">
        <text:list-item>
          <text:p text:style-name="P41">Problem 1 initial state and goal</text:p>
        </text:list-item>
      </text:list>
      <table:table table:name="Table2" table:style-name="Table2">
        <table:table-column table:style-name="Table2.A"/>
        <table:table-row>
          <table:table-cell office:value-type="string">
            <text:p text:style-name="P35">Init(At(C1, SFO) ∧ At(C2, JFK) </text:p>
            <text:p text:style-name="P37">    ∧ <text:span text:style-name="T4">At(P1, SFO) ∧ At(P2, JFK) </text:span></text:p>
            <text:p text:style-name="P37">    ∧ <text:span text:style-name="T4">Cargo(C1) ∧ Cargo(C2) </text:span></text:p>
            <text:p text:style-name="P37">    ∧ <text:span text:style-name="T4">Plane(P1) ∧ Plane(P2)</text:span></text:p>
            <text:p text:style-name="P37">    ∧ <text:span text:style-name="T4">Airport(JFK) ∧ Airport(SFO))</text:span></text:p>
            <text:p text:style-name="P34">Goal(At(C1, JFK) ∧ At(C2, SFO))</text:p>
          </table:table-cell>
        </table:table-row>
      </table:table>
      <text:p text:style-name="P42"/>
      <text:list xml:id="list221011741503902" text:continue-numbering="true" text:style-name="L2">
        <text:list-item>
          <text:p text:style-name="P41">Problem 2 initial state and goal</text:p>
        </text:list-item>
      </text:list>
      <table:table table:name="Table3" table:style-name="Table3">
        <table:table-column table:style-name="Table3.A"/>
        <table:table-row>
          <table:table-cell office:value-type="string">
            <text:p text:style-name="P36">Init(At(C1, SFO) ∧ At(C2, JFK) ∧ At(C3, ATL) </text:p>
            <text:p text:style-name="P36"><text:tab/>∧ At(P1, SFO) ∧ At(P2, JFK) ∧ At(P3, ATL) </text:p>
            <text:p text:style-name="P36"><text:tab/>∧ Cargo(C1) ∧ Cargo(C2) ∧ Cargo(C3)</text:p>
            <text:p text:style-name="P36"><text:tab/>∧ Plane(P1) ∧ Plane(P2) ∧ Plane(P3)</text:p>
            <text:p text:style-name="P36"><text:tab/>∧ Airport(JFK) ∧ Airport(SFO) ∧ Airport(ATL))</text:p>
            <text:p text:style-name="P36">Goal(At(C1, JFK) ∧ At(C2, SFO) ∧ At(C3, SFO))</text:p>
          </table:table-cell>
        </table:table-row>
      </table:table>
      <text:p text:style-name="P39"/>
      <text:list xml:id="list221013248666378" text:continue-numbering="true" text:style-name="L2">
        <text:list-item>
          <text:p text:style-name="P41">Problem 3 initial state and goal</text:p>
        </text:list-item>
      </text:list>
      <table:table table:name="Table4" table:style-name="Table4">
        <table:table-column table:style-name="Table4.A"/>
        <text:soft-page-break/>
        <table:table-row>
          <table:table-cell office:value-type="string">
            <text:p text:style-name="P36">Init(At(C1, SFO) ∧ At(C2, JFK) ∧ At(C3, ATL) ∧ At(C4, ORD) </text:p>
            <text:p text:style-name="P36"><text:tab/>∧ At(P1, SFO) ∧ At(P2, JFK) </text:p>
            <text:p text:style-name="P36"><text:tab/>∧ Cargo(C1) ∧ Cargo(C2) ∧ Cargo(C3) ∧ Cargo(C4)</text:p>
            <text:p text:style-name="P36"><text:tab/>∧ Plane(P1) ∧ Plane(P2)</text:p>
            <text:p text:style-name="P36"><text:tab/>∧ Airport(JFK) ∧ Airport(SFO) ∧ Airport(ATL) ∧ Airport(ORD))</text:p>
            <text:p text:style-name="P36">Goal(At(C1, JFK) ∧ At(C3, JFK) ∧ At(C2, SFO) ∧ At(C4, SFO))</text:p>
          </table:table-cell>
        </table:table-row>
      </table:table>
      <text:p text:style-name="Standard"/>
      <text:h text:style-name="P68" text:outline-level="1">Uniformed <text:span text:style-name="T22">non-heuristic</text:span> search</text:h>
      <text:p text:style-name="P43">I experimented with the following searches:</text:p>
      <text:list xml:id="list6095696419789051099" text:style-name="L3">
        <text:list-item>
          <text:p text:style-name="P44">BFS<text:span text:style-name="T5"> – Breadth First Search.</text:span></text:p>
        </text:list-item>
        <text:list-item>
          <text:p text:style-name="P44">DFGS<text:span text:style-name="T5"> – Depth First Graph Search.</text:span></text:p>
        </text:list-item>
        <text:list-item>
          <text:p text:style-name="P44">UCS<text:span text:style-name="T5"> – Uniform Cost Search.</text:span></text:p>
        </text:list-item>
      </text:list>
      <text:p text:style-name="P46">The first two are obligatory according to the task description and the last one I selected, since it works at best for a non-heuristic search and I wanted to compare obligatory searches to it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A"/>
        <table:table-column table:style-name="Table5.C" table:number-columns-repeated="2"/>
        <table:table-header-rows>
          <table:table-row>
            <table:table-cell table:style-name="Table5.A1" office:value-type="string">
              <text:p text:style-name="P6">Problem</text:p>
            </table:table-cell>
            <table:table-cell table:style-name="Table5.A1" office:value-type="string">
              <text:p text:style-name="P6">Search type</text:p>
            </table:table-cell>
            <table:table-cell table:style-name="Table5.A1" office:value-type="string">
              <text:p text:style-name="P6">N<text:span text:style-name="T19">o.</text:span> of <text:s/>expansions</text:p>
            </table:table-cell>
            <table:table-cell table:style-name="Table5.A1" office:value-type="string">
              <text:p text:style-name="P6"><text:span text:style-name="T19">No.</text:span> of goal tests</text:p>
            </table:table-cell>
            <table:table-cell table:style-name="Table5.A1" office:value-type="string">
              <text:p text:style-name="P10">Plan length</text:p>
            </table:table-cell>
            <table:table-cell table:style-name="Table5.A1" office:value-type="string">
              <text:p text:style-name="P6">Time elapsed <text:span text:style-name="T18">(sec.)</text:span></text:p>
            </table:table-cell>
            <table:table-cell table:style-name="Table5.G1" office:value-type="string">
              <text:p text:style-name="P8">Is optimal</text:p>
            </table:table-cell>
          </table:table-row>
        </table:table-header-rows>
        <table:table-row>
          <table:table-cell table:style-name="Table5.A2" office:value-type="string">
            <text:p text:style-name="P13">P1</text:p>
          </table:table-cell>
          <table:table-cell table:style-name="Table5.A2" office:value-type="string">
            <text:p text:style-name="P13">BFS</text:p>
          </table:table-cell>
          <table:table-cell table:style-name="Table5.A2" office:value-type="string">
            <text:p text:style-name="P16">43</text:p>
          </table:table-cell>
          <table:table-cell table:style-name="Table5.A2" office:value-type="string">
            <text:p text:style-name="P16">56</text:p>
          </table:table-cell>
          <table:table-cell table:style-name="Table5.A2" office:value-type="string">
            <text:p text:style-name="P18">6</text:p>
          </table:table-cell>
          <table:table-cell table:style-name="Table5.A2" office:value-type="string">
            <text:p text:style-name="P16">0.0<text:span text:style-name="T20">28</text:span></text:p>
          </table:table-cell>
          <table:table-cell table:style-name="Table5.G2" office:value-type="string">
            <text:p text:style-name="P16">Yes</text:p>
          </table:table-cell>
        </table:table-row>
        <table:table-row>
          <table:table-cell table:style-name="Table5.A2" office:value-type="string">
            <text:p text:style-name="P13">P1</text:p>
          </table:table-cell>
          <table:table-cell table:style-name="Table5.A2" office:value-type="string">
            <text:p text:style-name="P13">DFGS</text:p>
          </table:table-cell>
          <table:table-cell table:style-name="Table5.A2" office:value-type="string">
            <text:p text:style-name="P18">12</text:p>
          </table:table-cell>
          <table:table-cell table:style-name="Table5.A2" office:value-type="string">
            <text:p text:style-name="P18">13</text:p>
          </table:table-cell>
          <table:table-cell table:style-name="Table5.A2" office:value-type="string">
            <text:p text:style-name="P18">12</text:p>
          </table:table-cell>
          <table:table-cell table:style-name="Table5.A2" office:value-type="string">
            <text:p text:style-name="P18">0.008</text:p>
          </table:table-cell>
          <table:table-cell table:style-name="Table5.G2" office:value-type="string">
            <text:p text:style-name="P18">No</text:p>
          </table:table-cell>
        </table:table-row>
        <table:table-row>
          <table:table-cell table:style-name="Table5.A2" office:value-type="string">
            <text:p text:style-name="P13">P1</text:p>
          </table:table-cell>
          <table:table-cell table:style-name="Table5.A2" office:value-type="string">
            <text:p text:style-name="P13">UCS</text:p>
          </table:table-cell>
          <table:table-cell table:style-name="Table5.A2" office:value-type="string">
            <text:p text:style-name="P20">55</text:p>
          </table:table-cell>
          <table:table-cell table:style-name="Table5.A2" office:value-type="string">
            <text:p text:style-name="P20">57</text:p>
          </table:table-cell>
          <table:table-cell table:style-name="Table5.A2" office:value-type="string">
            <text:p text:style-name="P20">6</text:p>
          </table:table-cell>
          <table:table-cell table:style-name="Table5.A2" office:value-type="string">
            <text:p text:style-name="P20">0.035</text:p>
          </table:table-cell>
          <table:table-cell table:style-name="Table5.G2" office:value-type="string">
            <text:p text:style-name="P20">Yes</text:p>
          </table:table-cell>
        </table:table-row>
        <table:table-row>
          <table:table-cell table:style-name="Table5.A2" office:value-type="string">
            <text:p text:style-name="P13">P2</text:p>
          </table:table-cell>
          <table:table-cell table:style-name="Table5.A2" office:value-type="string">
            <text:p text:style-name="P13">BFS</text:p>
          </table:table-cell>
          <table:table-cell table:style-name="Table5.A2" office:value-type="string">
            <text:p text:style-name="P23">3343</text:p>
          </table:table-cell>
          <table:table-cell table:style-name="Table5.A2" office:value-type="string">
            <text:p text:style-name="P23">4609</text:p>
          </table:table-cell>
          <table:table-cell table:style-name="Table5.A2" office:value-type="string">
            <text:p text:style-name="P23">9</text:p>
          </table:table-cell>
          <table:table-cell table:style-name="Table5.A2" office:value-type="string">
            <text:p text:style-name="P21"><text:span text:style-name="T21">11</text:span>.<text:span text:style-name="T21">769</text:span></text:p>
          </table:table-cell>
          <table:table-cell table:style-name="Table5.G2" office:value-type="string">
            <text:p text:style-name="P21">Yes</text:p>
          </table:table-cell>
        </table:table-row>
        <table:table-row>
          <table:table-cell table:style-name="Table5.A2" office:value-type="string">
            <text:p text:style-name="P13">P2</text:p>
          </table:table-cell>
          <table:table-cell table:style-name="Table5.A2" office:value-type="string">
            <text:p text:style-name="P13">DFGS</text:p>
          </table:table-cell>
          <table:table-cell table:style-name="Table5.A2" office:value-type="string">
            <text:p text:style-name="P23">582</text:p>
          </table:table-cell>
          <table:table-cell table:style-name="Table5.A2" office:value-type="string">
            <text:p text:style-name="P23">583</text:p>
          </table:table-cell>
          <table:table-cell table:style-name="Table5.A2" office:value-type="string">
            <text:p text:style-name="P23">575</text:p>
          </table:table-cell>
          <table:table-cell table:style-name="Table5.A2" office:value-type="string">
            <text:p text:style-name="P23">2.704</text:p>
          </table:table-cell>
          <table:table-cell table:style-name="Table5.G2" office:value-type="string">
            <text:p text:style-name="P23">No</text:p>
          </table:table-cell>
        </table:table-row>
        <table:table-row>
          <table:table-cell table:style-name="Table5.A2" office:value-type="string">
            <text:p text:style-name="P13">P2</text:p>
          </table:table-cell>
          <table:table-cell table:style-name="Table5.A2" office:value-type="string">
            <text:p text:style-name="P13">UCS</text:p>
          </table:table-cell>
          <table:table-cell table:style-name="Table5.A2" office:value-type="string">
            <text:p text:style-name="P25">4852</text:p>
          </table:table-cell>
          <table:table-cell table:style-name="Table5.A2" office:value-type="string">
            <text:p text:style-name="P25">4854</text:p>
          </table:table-cell>
          <table:table-cell table:style-name="Table5.A2" office:value-type="string">
            <text:p text:style-name="P25">9</text:p>
          </table:table-cell>
          <table:table-cell table:style-name="Table5.A2" office:value-type="string">
            <text:p text:style-name="P25">9.672</text:p>
          </table:table-cell>
          <table:table-cell table:style-name="Table5.G2" office:value-type="string">
            <text:p text:style-name="P25">Yes</text:p>
          </table:table-cell>
        </table:table-row>
        <table:table-row>
          <table:table-cell table:style-name="Table5.A2" office:value-type="string">
            <text:p text:style-name="P13">P3</text:p>
          </table:table-cell>
          <table:table-cell table:style-name="Table5.A2" office:value-type="string">
            <text:p text:style-name="P13">BFS</text:p>
          </table:table-cell>
          <table:table-cell table:style-name="Table5.A2" office:value-type="string">
            <text:p text:style-name="P26">14663</text:p>
          </table:table-cell>
          <table:table-cell table:style-name="Table5.A2" office:value-type="string">
            <text:p text:style-name="P26">18098</text:p>
          </table:table-cell>
          <table:table-cell table:style-name="Table5.A2" office:value-type="string">
            <text:p text:style-name="P26">12</text:p>
          </table:table-cell>
          <table:table-cell table:style-name="Table5.A2" office:value-type="string">
            <text:p text:style-name="P26">87.707</text:p>
          </table:table-cell>
          <table:table-cell table:style-name="Table5.G2" office:value-type="string">
            <text:p text:style-name="P26">Yes</text:p>
          </table:table-cell>
        </table:table-row>
        <table:table-row>
          <table:table-cell table:style-name="Table5.A2" office:value-type="string">
            <text:p text:style-name="P13">P3</text:p>
          </table:table-cell>
          <table:table-cell table:style-name="Table5.A2" office:value-type="string">
            <text:p text:style-name="P13">DFGS</text:p>
          </table:table-cell>
          <table:table-cell table:style-name="Table5.A2" office:value-type="string">
            <text:p text:style-name="P29">627</text:p>
          </table:table-cell>
          <table:table-cell table:style-name="Table5.A2" office:value-type="string">
            <text:p text:style-name="P29">628</text:p>
          </table:table-cell>
          <table:table-cell table:style-name="Table5.A2" office:value-type="string">
            <text:p text:style-name="P29">596</text:p>
          </table:table-cell>
          <table:table-cell table:style-name="Table5.A2" office:value-type="string">
            <text:p text:style-name="P29">2.763</text:p>
          </table:table-cell>
          <table:table-cell table:style-name="Table5.G2" office:value-type="string">
            <text:p text:style-name="P29">No</text:p>
          </table:table-cell>
        </table:table-row>
        <table:table-row>
          <table:table-cell table:style-name="Table5.A2" office:value-type="string">
            <text:p text:style-name="P13">P3</text:p>
          </table:table-cell>
          <table:table-cell table:style-name="Table5.A2" office:value-type="string">
            <text:p text:style-name="P13">UCS</text:p>
          </table:table-cell>
          <table:table-cell table:style-name="Table5.A2" office:value-type="string">
            <text:p text:style-name="P28">18235</text:p>
          </table:table-cell>
          <table:table-cell table:style-name="Table5.A2" office:value-type="string">
            <text:p text:style-name="P28">18237</text:p>
          </table:table-cell>
          <table:table-cell table:style-name="Table5.A2" office:value-type="string">
            <text:p text:style-name="P28">12</text:p>
          </table:table-cell>
          <table:table-cell table:style-name="Table5.A2" office:value-type="string">
            <text:p text:style-name="P28">42.841</text:p>
          </table:table-cell>
          <table:table-cell table:style-name="Table5.G2" office:value-type="string">
            <text:p text:style-name="P28">Yes</text:p>
          </table:table-cell>
        </table:table-row>
      </table:table>
      <text:p text:style-name="P3"/>
      <text:p text:style-name="P3"/>
      <text:h text:style-name="P76" text:outline-level="2">Memory consumption charts</text:h>
      <text:p text:style-name="P3"><draw:frame draw:style-name="fr1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<draw:frame draw:style-name="fr2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<draw:frame draw:style-name="fr1" draw:name="Object3" text:anchor-type="paragraph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h text:style-name="P73" text:outline-level="2"/>
      <text:h text:style-name="P77" text:outline-level="2">Execution time charts</text:h>
      <text:p text:style-name="P60"/>
      <text:p text:style-name="P60"><draw:frame draw:style-name="fr2" draw:name="Object4" text:anchor-type="paragraph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0"/>
      <text:p text:style-name="P60"><draw:frame draw:style-name="fr1" draw:name="Object5" text:anchor-type="paragraph" svg:width="6.2992in" svg:height="3.542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0"/>
      <text:p text:style-name="P60"><draw:frame draw:style-name="fr1" draw:name="Object6" text:anchor-type="paragraph" svg:width="6.2992in" svg:height="3.5429in" draw:z-index="5"><draw:object xlink:href="./Object 6" xlink:type="simple" xlink:show="embed" xlink:actuate="onLoad"/><draw:image xlink:href="./ObjectReplacements/Object 6" xlink:type="simple" xlink:show="embed" xlink:actuate="onLoad"/></draw:frame><text:soft-page-break/></text:p>
      <text:h text:style-name="P70" text:outline-level="2">Analysis</text:h>
      <text:h text:style-name="P81" text:outline-level="3">Column<text:span text:style-name="T32">s explanation</text:span></text:h>
      <text:p text:style-name="P48"><text:span text:style-name="T31">“</text:span><text:span text:style-name="T25">Time elapsed</text:span>” <text:span text:style-name="T31">column indicates the speed of the search – the less is better. “</text:span><text:span text:style-name="T25">No. of expansions</text:span><text:span text:style-name="T31">” indicates the memory consumption – how often a search node was expanded, the less is better. “</text:span><text:span text:style-name="T25">Plan length</text:span><text:span text:style-name="T31">” indicates optimality – the optimal plan allows a goal achieving in minimal number of steps.</text:span></text:p>
      <text:h text:style-name="Heading_20_3" text:outline-level="3">Optimal plan</text:h>
      <text:p text:style-name="P52">Optimal plans for the problem are following:</text:p>
      <text:list xml:id="list8262451482114739245" text:style-name="L4">
        <text:list-item>
          <text:p text:style-name="P66">Problem 1. <text:span text:style-name="T34">The plan has a length of 6</text:span>:</text:p>
        </text:list-item>
      </text:list>
      <text:p text:style-name="P64">Load(C2, P2, JFK)</text:p>
      <text:p text:style-name="P64">Load(C1, P1, SFO)</text:p>
      <text:p text:style-name="P64">Fly(P2, JFK, SFO)</text:p>
      <text:p text:style-name="P64">Unload(C2, P2, SFO)</text:p>
      <text:p text:style-name="P64">Fly(P1, SFO, JFK)</text:p>
      <text:p text:style-name="P64">Unload(C1, P1, JFK)</text:p>
      <text:list xml:id="list221012803561093" text:continue-numbering="true" text:style-name="L4">
        <text:list-header>
          <text:p text:style-name="P66"/>
        </text:list-header>
        <text:list-item>
          <text:p text:style-name="P66">Problem 2. <text:span text:style-name="T34">The plan has a length of 9</text:span>:</text:p>
        </text:list-item>
      </text:list>
      <text:p text:style-name="P64">Load(C1, P1, SFO)</text:p>
      <text:p text:style-name="P64">Load(C2, P2, JFK)</text:p>
      <text:p text:style-name="P64">Load(C3, P3, ATL)</text:p>
      <text:p text:style-name="P64">Fly(P1, SFO, JFK)</text:p>
      <text:p text:style-name="P64">Fly(P2, JFK, SFO)</text:p>
      <text:p text:style-name="P64">Fly(P3, ATL, SFO)</text:p>
      <text:p text:style-name="P64"><text:soft-page-break/>Unload(C3, P3, SFO)</text:p>
      <text:p text:style-name="P64">Unload(C1, P1, JFK)</text:p>
      <text:p text:style-name="P64">Unload(C2, P2, SFO)</text:p>
      <text:list xml:id="list221012581847272" text:continue-numbering="true" text:style-name="L4">
        <text:list-header>
          <text:p text:style-name="P66"/>
        </text:list-header>
        <text:list-item>
          <text:p text:style-name="P66">Problem 3. <text:span text:style-name="T34">The plan has a length of 12</text:span>:</text:p>
        </text:list-item>
      </text:list>
      <text:p text:style-name="P65">Load(C1, P1, SFO)</text:p>
      <text:p text:style-name="P65">Load(C2, P2, JFK)</text:p>
      <text:p text:style-name="P65">Fly(P1, SFO, ATL)</text:p>
      <text:p text:style-name="P65">Load(C3, P1, ATL)</text:p>
      <text:p text:style-name="P65">Fly(P2, JFK, ORD)</text:p>
      <text:p text:style-name="P65">Load(C4, P2, ORD)</text:p>
      <text:p text:style-name="P65">Fly(P2, ORD, SFO)</text:p>
      <text:p text:style-name="P65">Fly(P1, ATL, JFK)</text:p>
      <text:p text:style-name="P65">Unload(C4, P2, SFO)</text:p>
      <text:p text:style-name="P65">Unload(C3, P1, JFK)</text:p>
      <text:p text:style-name="P65">Unload(C1, P1, JFK)</text:p>
      <text:p text:style-name="P65">Unload(C2, P2, SFO)</text:p>
      <text:h text:style-name="Heading_20_3" text:outline-level="3">Searches analysis</text:h>
      <text:p text:style-name="P49">All applied searches do not use any heuristic for a next search node selection.</text:p>
      <text:p text:style-name="P47"><text:span text:style-name="T24">Depth First Graph Search</text:span> is a fastest search and uses much less memory comparing to other searches. <text:span text:style-name="T31">While Breadth First Search and Uniformed Cost Search produced an optimal solution, DFGS never achieved it. </text:span></text:p>
      <text:p text:style-name="P51"><text:span text:style-name="T26">Breadth First Search</text:span><text:span text:style-name="T33"> and </text:span><text:span text:style-name="T26">Uniformed Cost Search</text:span><text:span text:style-name="T6"> both produced optimal solution</text:span><text:span text:style-name="T11">s</text:span><text:span text:style-name="T6"> for the problems. For all problems </text:span><text:span text:style-name="T26">BFS</text:span><text:span text:style-name="T6"> required less memory but was slower than </text:span><text:span text:style-name="T26">UCS</text:span><text:span text:style-name="T6"> </text:span><text:span text:style-name="T15">on more complex problems</text:span><text:span text:style-name="T6">. </text:span></text:p>
      <text:h text:style-name="Heading_20_3" text:outline-level="3">Recommendation </text:h>
      <text:p text:style-name="P50"><text:span text:style-name="T5">I do not recommend using of </text:span><text:span text:style-name="T27">Depth First Graph Search</text:span><text:span text:style-name="T7"> </text:span><text:span text:style-name="T5">since it didn’t produce an optimal </text:span><text:span text:style-name="T12">result</text:span><text:span text:style-name="T5">. To me it is a KO criteria for a search. </text:span></text:p>
      <text:p text:style-name="P50"><text:span text:style-name="T5">Generally I recommend using of <text:s/></text:span><text:span text:style-name="T26">Uniformed Cost Search</text:span><text:span text:style-name="T6"> </text:span><text:span text:style-name="T5">because it produced optimal solution, was faster than </text:span><text:span text:style-name="T26">Breadth First Search</text:span><text:span text:style-name="T6"> </text:span><text:span text:style-name="T16">on more complex problems</text:span><text:span text:style-name="T6"> </text:span><text:span text:style-name="T5">and consumed only </text:span><text:span text:style-name="T24">20-30%</text:span><text:span text:style-name="T5"> more memory.</text:span></text:p>
      <text:h text:style-name="P69" text:outline-level="1">A* heuristic search</text:h>
      <text:p text:style-name="P53">I experimented with 2 heuristics for A* search:</text:p>
      <text:list xml:id="list5311303686218760718" text:style-name="L5">
        <text:list-item>
          <text:p text:style-name="P45">Ignore Preconditions<text:span text:style-name="T5">, where we relax a problem by ignoring preconditions of actions.</text:span></text:p>
        </text:list-item>
        <text:list-item>
          <text:p text:style-name="P45">Level Sum<text:span text:style-name="T5">, where we follow the subgoal independence assumption, returning the sum of level costs of the goals.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A"/>
        <table:table-column table:style-name="Table6.C" table:number-columns-repeated="2"/>
        <table:table-header-rows>
          <text:soft-page-break/>
          <table:table-row>
            <table:table-cell table:style-name="Table6.A1" office:value-type="string">
              <text:p text:style-name="P7">Problem</text:p>
            </table:table-cell>
            <table:table-cell table:style-name="Table6.A1" office:value-type="string">
              <text:p text:style-name="P12">Heuristic</text:p>
            </table:table-cell>
            <table:table-cell table:style-name="Table6.A1" office:value-type="string">
              <text:p text:style-name="P7">N<text:span text:style-name="T19">o.</text:span> of <text:s/>expansions</text:p>
            </table:table-cell>
            <table:table-cell table:style-name="Table6.A1" office:value-type="string">
              <text:p text:style-name="P7"><text:span text:style-name="T19">No.</text:span> of goal tests</text:p>
            </table:table-cell>
            <table:table-cell table:style-name="Table6.A1" office:value-type="string">
              <text:p text:style-name="P11">Plan length</text:p>
            </table:table-cell>
            <table:table-cell table:style-name="Table6.A1" office:value-type="string">
              <text:p text:style-name="P7">Time elapsed <text:span text:style-name="T18">(sec.)</text:span></text:p>
            </table:table-cell>
            <table:table-cell table:style-name="Table6.G1" office:value-type="string">
              <text:p text:style-name="P9">Is optimal</text:p>
            </table:table-cell>
          </table:table-row>
        </table:table-header-rows>
        <table:table-row>
          <table:table-cell table:style-name="Table6.A2" office:value-type="string">
            <text:p text:style-name="P14">P1</text:p>
          </table:table-cell>
          <table:table-cell table:style-name="Table6.A2" office:value-type="string">
            <text:p text:style-name="P15">Ignore Precond.</text:p>
          </table:table-cell>
          <table:table-cell table:style-name="Table6.A2" office:value-type="string">
            <text:p text:style-name="P30">41</text:p>
          </table:table-cell>
          <table:table-cell table:style-name="Table6.A2" office:value-type="string">
            <text:p text:style-name="P30">43</text:p>
          </table:table-cell>
          <table:table-cell table:style-name="Table6.A2" office:value-type="string">
            <text:p text:style-name="P19">6</text:p>
          </table:table-cell>
          <table:table-cell table:style-name="Table6.A2" office:value-type="string">
            <text:p text:style-name="P17">0.0<text:span text:style-name="T20">28</text:span></text:p>
          </table:table-cell>
          <table:table-cell table:style-name="Table6.G2" office:value-type="string">
            <text:p text:style-name="P17">Yes</text:p>
          </table:table-cell>
        </table:table-row>
        <table:table-row>
          <table:table-cell table:style-name="Table6.A2" office:value-type="string">
            <text:p text:style-name="P14">P1</text:p>
          </table:table-cell>
          <table:table-cell table:style-name="Table6.A2" office:value-type="string">
            <text:p text:style-name="P15">Level Sum</text:p>
          </table:table-cell>
          <table:table-cell table:style-name="Table6.A2" office:value-type="string">
            <text:p text:style-name="P30">11</text:p>
          </table:table-cell>
          <table:table-cell table:style-name="Table6.A2" office:value-type="string">
            <text:p text:style-name="P19">13</text:p>
          </table:table-cell>
          <table:table-cell table:style-name="Table6.A2" office:value-type="string">
            <text:p text:style-name="P30">6</text:p>
          </table:table-cell>
          <table:table-cell table:style-name="Table6.A2" office:value-type="string">
            <text:p text:style-name="P19">0.<text:span text:style-name="T23">675</text:span></text:p>
          </table:table-cell>
          <table:table-cell table:style-name="Table6.G2" office:value-type="string">
            <text:p text:style-name="P30">Yes</text:p>
          </table:table-cell>
        </table:table-row>
        <table:table-row>
          <table:table-cell table:style-name="Table6.A2" office:value-type="string">
            <text:p text:style-name="P14">P2</text:p>
          </table:table-cell>
          <table:table-cell table:style-name="Table6.A2" office:value-type="string">
            <text:p text:style-name="P15">Ignore Precond.</text:p>
          </table:table-cell>
          <table:table-cell table:style-name="Table6.A2" office:value-type="string">
            <text:p text:style-name="P30">1450</text:p>
          </table:table-cell>
          <table:table-cell table:style-name="Table6.A2" office:value-type="string">
            <text:p text:style-name="P30">1452</text:p>
          </table:table-cell>
          <table:table-cell table:style-name="Table6.A2" office:value-type="string">
            <text:p text:style-name="P24">9</text:p>
          </table:table-cell>
          <table:table-cell table:style-name="Table6.A2" office:value-type="string">
            <text:p text:style-name="P30">3.01</text:p>
          </table:table-cell>
          <table:table-cell table:style-name="Table6.G2" office:value-type="string">
            <text:p text:style-name="P22">Yes</text:p>
          </table:table-cell>
        </table:table-row>
        <table:table-row>
          <table:table-cell table:style-name="Table6.A2" office:value-type="string">
            <text:p text:style-name="P14">P2</text:p>
          </table:table-cell>
          <table:table-cell table:style-name="Table6.A2" office:value-type="string">
            <text:p text:style-name="P15">Level Sum</text:p>
          </table:table-cell>
          <table:table-cell table:style-name="Table6.A2" office:value-type="string">
            <text:p text:style-name="P31">86</text:p>
          </table:table-cell>
          <table:table-cell table:style-name="Table6.A2" office:value-type="string">
            <text:p text:style-name="P31">88</text:p>
          </table:table-cell>
          <table:table-cell table:style-name="Table6.A2" office:value-type="string">
            <text:p text:style-name="P31">9</text:p>
          </table:table-cell>
          <table:table-cell table:style-name="Table6.A2" office:value-type="string">
            <text:p text:style-name="P31">61.425</text:p>
          </table:table-cell>
          <table:table-cell table:style-name="Table6.G2" office:value-type="string">
            <text:p text:style-name="P30">Yes</text:p>
          </table:table-cell>
        </table:table-row>
        <table:table-row>
          <table:table-cell table:style-name="Table6.A2" office:value-type="string">
            <text:p text:style-name="P14">P3</text:p>
          </table:table-cell>
          <table:table-cell table:style-name="Table6.A2" office:value-type="string">
            <text:p text:style-name="P15">Ignore Precond.</text:p>
          </table:table-cell>
          <table:table-cell table:style-name="Table6.A2" office:value-type="string">
            <text:p text:style-name="P32">5040</text:p>
          </table:table-cell>
          <table:table-cell table:style-name="Table6.A2" office:value-type="string">
            <text:p text:style-name="P32">5042</text:p>
          </table:table-cell>
          <table:table-cell table:style-name="Table6.A2" office:value-type="string">
            <text:p text:style-name="P32">12</text:p>
          </table:table-cell>
          <table:table-cell table:style-name="Table6.A2" office:value-type="string">
            <text:p text:style-name="P32">12.375</text:p>
          </table:table-cell>
          <table:table-cell table:style-name="Table6.G2" office:value-type="string">
            <text:p text:style-name="P27">Yes</text:p>
          </table:table-cell>
        </table:table-row>
        <table:table-row>
          <table:table-cell table:style-name="Table6.A2" office:value-type="string">
            <text:p text:style-name="P14">P3</text:p>
          </table:table-cell>
          <table:table-cell table:style-name="Table6.A2" office:value-type="string">
            <text:p text:style-name="P15">Level Sum</text:p>
          </table:table-cell>
          <table:table-cell table:style-name="Table6.A2" office:value-type="string">
            <text:p text:style-name="P33">318</text:p>
          </table:table-cell>
          <table:table-cell table:style-name="Table6.A2" office:value-type="string">
            <text:p text:style-name="P33">320</text:p>
          </table:table-cell>
          <table:table-cell table:style-name="Table6.A2" office:value-type="string">
            <text:p text:style-name="P33">12</text:p>
          </table:table-cell>
          <table:table-cell table:style-name="Table6.A2" office:value-type="string">
            <text:p text:style-name="P33">303.83</text:p>
          </table:table-cell>
          <table:table-cell table:style-name="Table6.G2" office:value-type="string">
            <text:p text:style-name="P30">Yes</text:p>
          </table:table-cell>
        </table:table-row>
      </table:table>
      <text:p text:style-name="P4"/>
      <text:h text:style-name="P74" text:outline-level="2"/>
      <text:h text:style-name="P78" text:outline-level="2">Memory consumption charts</text:h>
      <text:p text:style-name="P61"/>
      <text:p text:style-name="P61"><draw:frame draw:style-name="fr1" draw:name="Object7" text:anchor-type="paragraph" svg:width="6.2984in" svg:height="3.5429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61"/>
      <text:p text:style-name="P61"><draw:frame draw:style-name="fr1" draw:name="Object8" text:anchor-type="paragraph" svg:width="6.2984in" svg:height="3.542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61"/>
      <text:p text:style-name="P61"><draw:frame draw:style-name="fr1" draw:name="Object9" text:anchor-type="paragraph" svg:width="6.2992in" svg:height="3.5429in" draw:z-index="8"><draw:object xlink:href="./Object 9" xlink:type="simple" xlink:show="embed" xlink:actuate="onLoad"/><draw:image xlink:href="./ObjectReplacements/Object 9" xlink:type="simple" xlink:show="embed" xlink:actuate="onLoad"/></draw:frame><text:soft-page-break/></text:p>
      <text:h text:style-name="P75" text:outline-level="2"/>
      <text:h text:style-name="P79" text:outline-level="2">Execution time charts</text:h>
      <text:p text:style-name="P62"/>
      <text:p text:style-name="P62"><draw:frame draw:style-name="fr2" draw:name="Object10" text:anchor-type="paragraph" svg:width="6.2992in" svg:height="3.5429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62"/>
      <text:p text:style-name="P62"><draw:frame draw:style-name="fr2" draw:name="Object11" text:anchor-type="paragraph" svg:width="6.2992in" svg:height="3.5429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62"/>
      <text:p text:style-name="P62"/>
      <text:p text:style-name="P62"><draw:frame draw:style-name="fr1" draw:name="Object12" text:anchor-type="paragraph" svg:width="6.2992in" svg:height="3.5429in" draw:z-index="11"><draw:object xlink:href="./Object 12" xlink:type="simple" xlink:show="embed" xlink:actuate="onLoad"/><draw:image xlink:href="./ObjectReplacements/Object 12" xlink:type="simple" xlink:show="embed" xlink:actuate="onLoad"/></draw:frame><text:soft-page-break/></text:p>
      <text:h text:style-name="P71" text:outline-level="2">Analysis</text:h>
      <text:p text:style-name="P53">Here we have the same metrics as for non-heuristic searches, please see above the column explanation and optimal plans for the problems.</text:p>
      <text:h text:style-name="P82" text:outline-level="3">Comparing heuristics</text:h>
      <text:p text:style-name="P53">A* search produce<text:span text:style-name="T37">d</text:span> optimal solution with both heuristics, <text:span text:style-name="T38">significant</text:span> differences <text:span text:style-name="T37">were</text:span> memory consumption and speed. With <text:span text:style-name="T5">“</text:span><text:span text:style-name="T24">Ignore Preconditions</text:span><text:span text:style-name="T5">” heuristic the A* search </text:span><text:span text:style-name="T13">was</text:span><text:span text:style-name="T5"> </text:span><text:span text:style-name="T24">order 10 faster</text:span><text:span text:style-name="T5"> than with “</text:span><text:span text:style-name="T24">Level Sum</text:span><text:span text:style-name="T5">”. From the other side, “</text:span><text:span text:style-name="T24">Level Sum</text:span><text:span text:style-name="T5">” allow</text:span><text:span text:style-name="T13">ed</text:span><text:span text:style-name="T5"> </text:span><text:span text:style-name="T28">order of 10 </text:span><text:span text:style-name="T30">memory </text:span><text:span text:style-name="T28">saving</text:span><text:span text:style-name="T8">. </text:span></text:p>
      <text:h text:style-name="Heading_20_3" text:outline-level="3">Recommendation <text:span text:style-name="T35">for heuristic</text:span></text:h>
      <text:p text:style-name="P54">Depending on the problem and requirements I recommend:</text:p>
      <text:list xml:id="list6660766966874105117" text:style-name="L6">
        <text:list-item>
          <text:p text:style-name="P56"><text:span text:style-name="T35">Using of “</text:span><text:span text:style-name="T28">Ignore Precondition</text:span><text:span text:style-name="T35">” heuristic if the speed matters and A* search do not result “Out of Memory” exception.</text:span></text:p>
        </text:list-item>
        <text:list-item>
          <text:p text:style-name="P55">Using of “<text:span text:style-name="T24">Level Sum</text:span>” in a case of complex problems where a great memory consumption is expected <text:span text:style-name="T39">and a problem can be decomposed well</text:span>.</text:p>
        </text:list-item>
      </text:list>
      <text:h text:style-name="P72" text:outline-level="2"/>
      <text:h text:style-name="P80" text:outline-level="2">Conclusion</text:h>
      <text:p text:style-name="P54">Comparing uniformed non-heuristic searches with A* search that uses heuristics I recommend using <text:span text:style-name="T36">the latter</text:span>, <text:span text:style-name="T36">because of memory consumption and running time</text:span><text:span text:style-name="T9">. </text:span><text:span text:style-name="T10">My favorite is </text:span><text:span text:style-name="T29">A* search with “Ignore Precondition” heuristic</text:span><text:span text:style-name="T10"> for the following reasons:</text:span></text:p>
      <text:list xml:id="list1914300232580675546" text:style-name="L7">
        <text:list-item>
          <text:p text:style-name="P57"><text:span text:style-name="T14">It found</text:span><text:span text:style-name="T5"> optimal solutions.</text:span></text:p>
        </text:list-item>
        <text:list-item>
          <text:p text:style-name="P63"><text:span text:style-name="T14">It was</text:span><text:span text:style-name="T10"> fastest among considered searches that produce</text:span><text:span text:style-name="T14">d</text:span><text:span text:style-name="T10"> optimal </text:span><text:span text:style-name="T14">results</text:span><text:span text:style-name="T10">.</text:span></text:p>
        </text:list-item>
        <text:list-item>
          <text:p text:style-name="P57"><text:span text:style-name="T14">It had</text:span><text:span text:style-name="T5"> approx. factor 3 of memory saving comparing to non-heuristic searches, though its memory consumption </text:span><text:span text:style-name="T14">was</text:span><text:span text:style-name="T5"> not the best. </text:span></text:p>
        </text:list-item>
      </text:list>
      <text:p text:style-name="P5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06:00:40.869043641</meta:creation-date>
    <dc:date>2017-10-22T22:09:57.278411631</dc:date>
    <meta:editing-duration>PT6H5M38S</meta:editing-duration>
    <meta:editing-cycles>50</meta:editing-cycles>
    <meta:generator>LibreOffice/5.1.6.2$Linux_X86_64 LibreOffice_project/10m0$Build-2</meta:generator>
    <meta:document-statistic meta:table-count="6" meta:image-count="0" meta:object-count="12" meta:page-count="13" meta:paragraph-count="227" meta:word-count="1051" meta:character-count="6081" meta:non-whitespace-character-count="52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91cm" svg:y="0.315cm" chart:style-name="ch2">
          <text:p>Problem 1</text:p>
        </chart:title>
        <chart:plot-area chart:style-name="ch3" chart:data-source-has-labels="both" svg:x="1.33cm" svg:y="1.273cm" svg:width="14.35cm" svg:height="7.547cm">
          <chartooo:coordinate-region svg:x="1.951cm" svg:y="1.472cm" svg:width="13.729cm" svg:height="6.701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6.4cm" chart:style-name="ch6">
              <text:p>No. of expansions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FS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DFG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UCS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91cm" svg:y="0.315cm" chart:style-name="ch2">
          <text:p>Problem 1</text:p>
        </chart:title>
        <chart:plot-area chart:style-name="ch3" chart:data-source-has-labels="both" svg:x="1.33cm" svg:y="1.273cm" svg:width="14.35cm" svg:height="7.547cm">
          <chartooo:coordinate-region svg:x="2.057cm" svg:y="1.472cm" svg:width="13.623cm" svg:height="6.701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6.506cm" chart:style-name="ch6">
              <text:p>Time elapsed (sec.)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gnore Precond.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Level Sum</text:p>
              </table:table-cell>
              <table:table-cell office:value-type="float" office:value="0.675">
                <text:p>0.6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91cm" svg:y="0.315cm" chart:style-name="ch2">
          <text:p>Problem 2</text:p>
        </chart:title>
        <chart:plot-area chart:style-name="ch3" chart:data-source-has-labels="both" svg:x="1.33cm" svg:y="1.273cm" svg:width="14.35cm" svg:height="7.547cm">
          <chartooo:coordinate-region svg:x="1.951cm" svg:y="1.472cm" svg:width="13.729cm" svg:height="6.701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6.506cm" chart:style-name="ch6">
              <text:p>Time elapsed (sec.)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gnore Precond.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Level Sum</text:p>
              </table:table-cell>
              <table:table-cell office:value-type="float" office:value="61.425">
                <text:p>61.4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91cm" svg:y="0.315cm" chart:style-name="ch2">
          <text:p>Problem 3</text:p>
        </chart:title>
        <chart:plot-area chart:style-name="ch3" chart:data-source-has-labels="both" svg:x="1.33cm" svg:y="1.273cm" svg:width="14.35cm" svg:height="7.547cm">
          <chartooo:coordinate-region svg:x="2.137cm" svg:y="1.472cm" svg:width="13.543cm" svg:height="6.701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6.506cm" chart:style-name="ch6">
              <text:p>Time elapsed (sec.)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gnore Precond.</text:p>
              </table:table-cell>
              <table:table-cell office:value-type="float" office:value="12.375">
                <text:p>12.375</text:p>
              </table:table-cell>
            </table:table-row>
            <table:table-row>
              <table:table-cell office:value-type="string">
                <text:p>Level Sum</text:p>
              </table:table-cell>
              <table:table-cell office:value-type="float" office:value="303.83">
                <text:p>303.8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91cm" svg:y="0.315cm" chart:style-name="ch2">
          <text:p>Problem 2</text:p>
        </chart:title>
        <chart:plot-area chart:style-name="ch3" chart:data-source-has-labels="both" svg:x="1.33cm" svg:y="1.273cm" svg:width="14.35cm" svg:height="7.547cm">
          <chartooo:coordinate-region svg:x="2.322cm" svg:y="1.473cm" svg:width="13.358cm" svg:height="6.7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6.4cm" chart:style-name="ch6">
              <text:p>No. of expansions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FS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DFGS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UCS</text:p>
              </table:table-cell>
              <table:table-cell office:value-type="float" office:value="4852">
                <text:p>48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91cm" svg:y="0.315cm" chart:style-name="ch2">
          <text:p>Problem 3</text:p>
        </chart:title>
        <chart:plot-area chart:style-name="ch3" chart:data-source-has-labels="both" svg:x="1.33cm" svg:y="1.273cm" svg:width="14.35cm" svg:height="7.547cm">
          <chartooo:coordinate-region svg:x="2.507cm" svg:y="1.472cm" svg:width="13.173cm" svg:height="6.701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6.4cm" chart:style-name="ch6">
              <text:p>No. of expansions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FS</text:p>
              </table:table-cell>
              <table:table-cell office:value-type="float" office:value="14663">
                <text:p>14663</text:p>
              </table:table-cell>
            </table:table-row>
            <table:table-row>
              <table:table-cell office:value-type="string">
                <text:p>DFGS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UCS</text:p>
              </table:table-cell>
              <table:table-cell office:value-type="float" office:value="18235">
                <text:p>182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91cm" svg:y="0.315cm" chart:style-name="ch2">
          <text:p>Problem 1</text:p>
        </chart:title>
        <chart:plot-area chart:style-name="ch3" chart:data-source-has-labels="both" svg:x="1.33cm" svg:y="1.273cm" svg:width="14.35cm" svg:height="7.547cm">
          <chartooo:coordinate-region svg:x="2.242cm" svg:y="1.472cm" svg:width="13.438cm" svg:height="6.701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6.506cm" chart:style-name="ch6">
              <text:p>Time elapsed (sec.)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FS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DFGS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UCS</text:p>
              </table:table-cell>
              <table:table-cell office:value-type="float" office:value="0.035">
                <text:p>0.0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91cm" svg:y="0.315cm" chart:style-name="ch2">
          <text:p>Problem 2</text:p>
        </chart:title>
        <chart:plot-area chart:style-name="ch3" chart:data-source-has-labels="both" svg:x="1.33cm" svg:y="1.273cm" svg:width="14.35cm" svg:height="7.547cm">
          <chartooo:coordinate-region svg:x="1.951cm" svg:y="1.472cm" svg:width="13.729cm" svg:height="6.701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6.506cm" chart:style-name="ch6">
              <text:p>Time elapsed (sec.)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FS</text:p>
              </table:table-cell>
              <table:table-cell office:value-type="float" office:value="11.769">
                <text:p>11.769</text:p>
              </table:table-cell>
            </table:table-row>
            <table:table-row>
              <table:table-cell office:value-type="string">
                <text:p>DFGS</text:p>
              </table:table-cell>
              <table:table-cell office:value-type="float" office:value="2.704">
                <text:p>2.704</text:p>
              </table:table-cell>
            </table:table-row>
            <table:table-row>
              <table:table-cell office:value-type="string">
                <text:p>UCS</text:p>
              </table:table-cell>
              <table:table-cell office:value-type="float" office:value="9.672">
                <text:p>9.6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91cm" svg:y="0.315cm" chart:style-name="ch2">
          <text:p>Problem 3</text:p>
        </chart:title>
        <chart:plot-area chart:style-name="ch3" chart:data-source-has-labels="both" svg:x="1.33cm" svg:y="1.273cm" svg:width="14.35cm" svg:height="7.547cm">
          <chartooo:coordinate-region svg:x="2.137cm" svg:y="1.472cm" svg:width="13.543cm" svg:height="6.701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6.506cm" chart:style-name="ch6">
              <text:p>Time elapsed (sec.)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FS</text:p>
              </table:table-cell>
              <table:table-cell office:value-type="float" office:value="87.707">
                <text:p>87.707</text:p>
              </table:table-cell>
            </table:table-row>
            <table:table-row>
              <table:table-cell office:value-type="string">
                <text:p>DFGS</text:p>
              </table:table-cell>
              <table:table-cell office:value-type="float" office:value="2.763">
                <text:p>2.763</text:p>
              </table:table-cell>
            </table:table-row>
            <table:table-row>
              <table:table-cell office:value-type="string">
                <text:p>UCS</text:p>
              </table:table-cell>
              <table:table-cell office:value-type="float" office:value="42.841">
                <text:p>42.8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6.91cm" svg:y="0.315cm" chart:style-name="ch2">
          <text:p>Problem 1</text:p>
        </chart:title>
        <chart:plot-area chart:style-name="ch3" chart:data-source-has-labels="both" svg:x="1.33cm" svg:y="1.273cm" svg:width="14.349cm" svg:height="7.547cm">
          <chartooo:coordinate-region svg:x="1.951cm" svg:y="1.472cm" svg:width="13.728cm" svg:height="6.701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6.4cm" chart:style-name="ch6">
              <text:p>No. of expansions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gnore Precond.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Level Sum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6.91cm" svg:y="0.315cm" chart:style-name="ch2">
          <text:p>Problem 2</text:p>
        </chart:title>
        <chart:plot-area chart:style-name="ch3" chart:data-source-has-labels="both" svg:x="1.33cm" svg:y="1.273cm" svg:width="14.349cm" svg:height="7.547cm">
          <chartooo:coordinate-region svg:x="2.322cm" svg:y="1.472cm" svg:width="13.357cm" svg:height="6.701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6.4cm" chart:style-name="ch6">
              <text:p>No. of expansions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gnore Precond.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Level Sum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91cm" svg:y="0.315cm" chart:style-name="ch2">
          <text:p>Problem 3</text:p>
        </chart:title>
        <chart:plot-area chart:style-name="ch3" chart:data-source-has-labels="both" svg:x="1.33cm" svg:y="1.273cm" svg:width="14.35cm" svg:height="7.547cm">
          <chartooo:coordinate-region svg:x="2.322cm" svg:y="1.473cm" svg:width="13.358cm" svg:height="6.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6.4cm" chart:style-name="ch6">
              <text:p>No. of expansions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gnore Precond.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Level Sum</text:p>
              </table:table-cell>
              <table:table-cell office:value-type="float" office:value="318">
                <text:p>3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